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6cm" svg:x="54cm" svg:y="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5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0cm" svg:height="4cm" svg:x="60cm" svg:y="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5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8.999cm" svg:x="118cm" svg:y="62cm" svg:viewBox="0 0 10000 9000" svg:d="m0 0h10000v8000c0 567-433 1000-1000 1000h-8000c-567 0-1000-433-1000-1000z">
          <text:p/>
        </draw:path>
        <draw:custom-shape draw:style-name="gr29" draw:text-style-name="P1" draw:layer="layout" svg:width="3cm" svg:height="3cm" draw:transform="rotate (-1.5707963267949) translate (11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6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9T14:59:39.389000000</dc:date>
    <meta:editing-duration>P1DT2H25M55S</meta:editing-duration>
    <meta:editing-cycles>118</meta:editing-cycles>
    <meta:generator>LibreOffice/4.1.0.4$Windows_x86 LibreOffice_project/89ea49ddacd9aa532507cbf852f2bb22b1ace28</meta:generator>
    <meta:document-statistic meta:object-count="425"/>
  </office:meta>
</office:document-meta>
</file>